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25-01-13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24-01-30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22-12-16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21-12-30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20-12-17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5188" calcext:value-type="float">
            <text:p>13.315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4581032510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